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11829" officeooo:paragraph-rsid="00011829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text-underline-style="solid" style:text-underline-width="auto" style:text-underline-color="font-color" officeooo:rsid="00011829" officeooo:paragraph-rsid="00011829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style:text-underline-style="solid" style:text-underline-width="auto" style:text-underline-color="font-color" officeooo:rsid="0002093b" officeooo:paragraph-rsid="0002093b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style:text-underline-style="none" officeooo:rsid="00011829" officeooo:paragraph-rsid="00011829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style:text-underline-style="none" officeooo:rsid="0002093b" officeooo:paragraph-rsid="0002093b" style:language-asian="zxx" style:country-asian="none" style:language-complex="zxx" style:country-complex="none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nschema Sensorpaare</text:p>
      <text:p text:style-name="P1"><draw:frame draw:style-name="fr1" draw:name="Objekt1" text:anchor-type="as-char" svg:y="-0.377cm" svg:width="1.30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>p: Distanz zwischen Sensoren eines Sensorpaars</text:p>
      <text:p text:style-name="P1">q: Distanz zwischen Sensorpaaren</text:p>
      <text:p text:style-name="P1"/>
      <text:p text:style-name="P2">Licht</text:p>
      <text:p text:style-name="P2"><draw:frame draw:style-name="fr1" draw:name="Objekt2" text:anchor-type="as-char" svg:y="-0.741cm" svg:width="1.408cm" svg:height="1.24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4">Von A<text:span text:style-name="T1">n</text:span> zu L = x * a<text:span text:style-name="T1">n</text:span></text:p>
      <text:p text:style-name="P4">Von B<text:span text:style-name="T1">n</text:span><text:span text:style-name="T2"> zu L = x * b</text:span><text:span text:style-name="T1">n</text:span></text:p>
      <text:p text:style-name="P4"><text:span text:style-name="T2"/></text:p>
      <text:p text:style-name="P4"><text:span text:style-name="T2">X ist ein unbekannter Faktor</text:span></text:p>
      <text:p text:style-name="P4"><text:span text:style-name="T2"/></text:p>
      <text:p text:style-name="P4"><text:span text:style-name="T2"><draw:frame draw:style-name="fr1" draw:name="Objekt3" text:anchor-type="as-char" svg:y="-0.907cm" svg:width="5.992cm" svg:height="1.344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"><text:span text:style-name="T2"/></text:p>
      <text:p text:style-name="P3"><text:span text:style-name="T2">Um x herauszufinden:</text:span></text:p>
      <text:p text:style-name="P5"><text:span text:style-name="T2"><draw:frame draw:style-name="fr1" draw:name="Objekt4" text:anchor-type="as-char" svg:y="-0.743cm" svg:width="4.449cm" svg:height="1.244cm" draw:z-index="3"><draw:object xlink:href="./Object 4" xlink:type="simple" xlink:show="embed" xlink:actuate="onLoad"/><draw:image xlink:href="./ObjectReplacements/Object 4" xlink:type="simple" xlink:show="embed" xlink:actuate="onLoad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5T14:09:20.492000000</meta:creation-date>
    <dc:date>2022-05-25T14:45:17.311000000</dc:date>
    <meta:editing-duration>PT15M36S</meta:editing-duration>
    <meta:editing-cycles>2</meta:editing-cycles>
    <meta:generator>LibreOffice/7.3.1.3$Windows_X86_64 LibreOffice_project/a69ca51ded25f3eefd52d7bf9a5fad8c90b87951</meta:generator>
    <meta:document-statistic meta:table-count="0" meta:image-count="0" meta:object-count="4" meta:page-count="1" meta:paragraph-count="12" meta:word-count="40" meta:character-count="214" meta:non-whitespace-character-count="183"/>
  </office:meta>
</office:document-meta>
</file>

<file path=Object 1/content.xml><?xml version="1.0" encoding="utf-8"?>
<math xmlns="http://www.w3.org/1998/Math/MathML" display="block">
  <semantics>
    <mrow>
      <msub>
        <mi>A</mi>
        <mi>n</mi>
      </msub>
      <mi>;</mi>
      <msub>
        <mi>B</mi>
        <mi>n</mi>
      </msub>
    </mrow>
    <annotation encoding="StarMath 5.0">A_n; B_n</annotation>
  </semantics>
</math>
</file>

<file path=Object 2/content.xml><?xml version="1.0" encoding="utf-8"?>
<math xmlns="http://www.w3.org/1998/Math/MathML" display="block">
  <semantics>
    <mrow>
      <mi>L</mi>
      <mrow>
        <mo fence="true" form="prefix" stretchy="true">(</mo>
        <mrow>
          <mfrac>
            <msub>
              <mi>L</mi>
              <mi>x</mi>
            </msub>
            <msub>
              <mi>L</mi>
              <mi>y</mi>
            </msub>
          </mfrac>
        </mrow>
        <mo fence="true" form="postfix" stretchy="true">)</mo>
      </mrow>
    </mrow>
    <annotation encoding="StarMath 5.0">L left ( {L_x} over {L_y} right ) </annotation>
  </semantics>
</math>
</file>

<file path=Object 3/content.xml><?xml version="1.0" encoding="utf-8"?>
<math xmlns="http://www.w3.org/1998/Math/MathML" display="block">
  <semantics>
    <mrow>
      <msub>
        <mi>L</mi>
        <mi>x</mi>
      </msub>
      <mo stretchy="false">=</mo>
      <mrow>
        <mo stretchy="false">−</mo>
        <msqrt>
          <mrow>
            <msup>
              <mrow>
                <mo fence="true" form="prefix" stretchy="true">(</mo>
                <mrow>
                  <mfrac>
                    <mrow>
                      <mrow>
                        <mrow>
                          <mo stretchy="false">−</mo>
                          <mi>x</mi>
                        </mrow>
                        <mo stretchy="false">⋅</mo>
                        <msubsup>
                          <mi>a</mi>
                          <mi>n</mi>
                          <mn>2</mn>
                        </msubsup>
                      </mrow>
                      <mo stretchy="false">+</mo>
                      <mrow>
                        <mi>x</mi>
                        <mo stretchy="false">⋅</mo>
                        <msubsup>
                          <mi>b</mi>
                          <mi>n</mi>
                          <mn>2</mn>
                        </msubsup>
                      </mrow>
                      <mo stretchy="false">−</mo>
                      <msup>
                        <mi>p</mi>
                        <mn>2</mn>
                      </msup>
                    </mrow>
                    <mrow>
                      <mrow>
                        <mo stretchy="false">−</mo>
                        <mn>2</mn>
                      </mrow>
                      <mi>p</mi>
                    </mrow>
                  </mfrac>
                </mrow>
                <mo fence="true" form="postfix" stretchy="true">)</mo>
              </mrow>
              <mn>2</mn>
            </msup>
            <mo stretchy="false">−</mo>
            <mrow>
              <mi>x</mi>
              <mo stretchy="false">⋅</mo>
              <msubsup>
                <mi>b</mi>
                <mi>n</mi>
                <mn>2</mn>
              </msubsup>
            </mrow>
          </mrow>
        </msqrt>
      </mrow>
    </mrow>
    <annotation encoding="StarMath 5.0">L_x = - sqrt{ left ({-x cdot a_n^2 + x cdot b_n^2 - p^2} over {-2p} right )^2  - x cdot b_n^2 }</annotation>
  </semantics>
</math>
</file>

<file path=Object 4/content.xml><?xml version="1.0" encoding="utf-8"?>
<math xmlns="http://www.w3.org/1998/Math/MathML" display="block">
  <semantics>
    <mrow>
      <mi>x</mi>
      <mo stretchy="false">=</mo>
      <mfrac>
        <mrow>
          <mn>2</mn>
          <mo stretchy="false">⋅</mo>
          <mrow>
            <mo fence="true" form="prefix" stretchy="false">(</mo>
            <mrow>
              <mrow>
                <mrow>
                  <mn>3</mn>
                  <mo stretchy="false">⋅</mo>
                  <msubsup>
                    <mi>b</mi>
                    <mn>1</mn>
                    <mn>2</mn>
                  </msubsup>
                </mrow>
                <mo stretchy="false">+</mo>
                <msubsup>
                  <mi>a</mi>
                  <mn>2</mn>
                  <mn>2</mn>
                </msubsup>
                <mo stretchy="false">−</mo>
                <mrow>
                  <mn>3</mn>
                  <mo stretchy="false">⋅</mo>
                  <msubsup>
                    <mi>b</mi>
                    <mn>2</mn>
                    <mn>2</mn>
                  </msubsup>
                </mrow>
              </mrow>
            </mrow>
            <mo fence="true" form="postfix" stretchy="false">)</mo>
          </mrow>
          <mo stretchy="false">⋅</mo>
          <msup>
            <mi>p</mi>
            <mn>2</mn>
          </msup>
        </mrow>
        <mrow>
          <msubsup>
            <mi>b</mi>
            <mn>1</mn>
            <mn>4</mn>
          </msubsup>
          <mo stretchy="false">−</mo>
          <msup>
            <mrow>
              <mo fence="true" form="prefix" stretchy="false">(</mo>
              <mrow>
                <mrow>
                  <msubsup>
                    <mi>a</mi>
                    <mn>2</mn>
                    <mn>2</mn>
                  </msubsup>
                  <mo stretchy="false">−</mo>
                  <msubsup>
                    <mi>b</mi>
                    <mn>2</mn>
                    <mn>2</mn>
                  </msubsup>
                </mrow>
              </mrow>
              <mo fence="true" form="postfix" stretchy="false">)</mo>
            </mrow>
            <mn>2</mn>
          </msup>
        </mrow>
      </mfrac>
    </mrow>
    <annotation encoding="StarMath 5.0">x = { 2 cdot ( 3 cdot b_1^2 + a_2^2 - 3 cdot b_2^2 ) cdot p^2 } over { b_1^4 - ( a_2^2 - b_2^2 )^2 }</annotation>
  </semantics>
</math>
</file>